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39in" loext:contextual-spacing="false" fo:line-height="100%" fo:text-align="justify" style:justify-single-word="false"/>
    </style:style>
    <style:style style:name="P2" style:family="paragraph" style:parent-style-name="Standard" style:master-page-name="Standard">
      <style:paragraph-properties fo:margin-top="0in" fo:margin-bottom="0.139in" loext:contextual-spacing="false" fo:line-height="100%" fo:text-align="justify" style:justify-single-word="false" style:page-number="1"/>
    </style:style>
    <style:style style:name="T1" style:family="text">
      <style:text-properties fo:color="#1155cc"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Kiedy ten felieton pojawi się na łamach “Equestria Times” będzie już dawno po świętach – niezależnie od tego, czy nazywacie je Bożym Narodzeniem, Sol Invictus, Szczodrymi Godami czy Jul. Okres Zimowego Przesilenia jest czymś, co powinno łączyć, bo wszyscy obchodzimy go jednocześnie bardzo różnie i tak samo. To nie tylko czas narodzin bogów, ale przede wszystkim moment na spędzenie paru chwil z rodziną i przyjaciółmi przy wspólnym stole. Ubieranie drzewka, nieumiarkowanie w jedzeniu i piciu, czy dawanie sobie prezentów to tradycje stare oraz piękne. Jednak starzejemy się, a czar pryska. Zamiast szczęścia i relaksu są pośpiech, stres i rodzicielki, które histeryzują, bo ktoś wylał śmietanę, szafki są nieumyte, a kot stłukł bombkę za dwa pięćdziesiąt. Jest wojna o karpia i kupowanie nietrafionych prezentów.</text:p>
      <text:p text:style-name="P1">Na samym końcu ludzie zasiadają do stołu w gronie rodziny. Ponoć. W praktyce często mamy do czynienia z osobami, które się w istocie nie znają, nie lubią lub jedno i drugie. Dodatkowo złość po nieumytych szafkach wciąż nie minęła. W tej atmosferze fałszu i obłudy odpala się TV i składa bardzo nieszczere życzenia. Nie ma magii, nie ma szczęścia i radości. Dlaczego udajemy? Nie znam odpowiedzi na to pytanie. Od lat wypisuję się z tych całych świąt, bo miałam dość udawania.</text:p>
      <text:p text:style-name="P1">Zresztą, moje rozczarowanie świętami nastąpiło już wiele lat temu. Kiedy byłam młodsza, uwielbiałam ubieranie choinki, dobre jedzenie i prezenty oraz przebieranie się w te ładne sukienki, których nie wolno mi było nosić na co dzień. A potem zaczynała się kolacja i było zderzenie z rzeczywistością, w której wszyscy mieli mnie w zasadzie gdzieś. Miałam siedzieć cicho, jeść i ładnie wyglądać oraz cierpliwie słuchać wyjątkowo nudnych monologów. Irytowało mnie to podwójnie, jako że właśnie wtedy obchodzę moje urodziny i nie miałam imprez takich, jak moi koledzy i koleżanki.</text:p>
      <text:p text:style-name="P1">Teraz po prostu idę zjeść, zobaczyć, co leży pod nieistniejącą choinką i wracam do głaskania kota. Koteł przynajmniej jest szczery w swym rozmruczanym szczęściu. Jednak choć lubię samotność i expienie w towarzystwie mojego sierściucha, to gdzieś tam jest we mnie nadzieja na to, że kiedyś spędzę Jul porządnie. W odpowiednim gronie ludzi, którzy lubią mnie, a ja lubię ich. Nie chcę silić się na apele czy na jakieś wielkie morały, pragnę wam przekazać tylko jedną rzecz – kiedy jest czas na radość i odpoczynek, to radujcie się i odpoczywajcie, zamiast tracić nerwy w imię tradycji.</text:p>
      <text:p text:style-name="P1"/>
      <text:p text:style-name="P1">Grafiki:</text:p>
      <text:p text:style-name="P1"><text:a xlink:type="simple" xlink:href="http://cahandariella.deviantart.com/art/Landscape-18-651377197" text:style-name="Internet_20_link" text:visited-style-name="Visited_20_Internet_20_Link"><text:span text:style-name="T1">http://cahandariella.deviantart.com/art/Landscape-18-651377197</text:span></text:a></text:p>
      <text:p text:style-name="P1"><text:a xlink:type="simple" xlink:href="http://l8lhh8086.deviantart.com/art/Celestia-647369804?q=Cahandariella%2F61164104&amp;qo=24" text:style-name="Internet_20_link" text:visited-style-name="Visited_20_Internet_20_Link"><text:span text:style-name="T1">http://l8lhh8086.deviantart.com/art/Celestia-647369804?q=Cahandariella%2F61164104&amp;qo=24</text:span></text:a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hyphenation-ladder-count="no-limit" fo:text-indent="0in" style:auto-text-indent="fals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tru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tru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7" meta:word-count="387" meta:character-count="2605" meta:non-whitespace-character-count="2223"/>
    <meta:generator>LibreOfficeDev/5.1.0.3$Linux_X86_64 LibreOffice_project/</meta:generator>
  </office:meta>
</office:document-meta>
</file>